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068" calcext:value-type="float">
            <text:p>131.1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5568" calcext:value-type="float">
            <text:p>130.6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94736" calcext:value-type="float">
            <text:p>130.0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6296" calcext:value-type="float">
            <text:p>130.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896" calcext:value-type="float">
            <text:p>128.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40968" calcext:value-type="float">
            <text:p>128.1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45896" calcext:value-type="float">
            <text:p>127.9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12" calcext:value-type="float">
            <text:p>135.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8888" calcext:value-type="float">
            <text:p>134.3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1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72576" calcext:value-type="float">
            <text:p>135.6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1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34704" calcext:value-type="float">
            <text:p>135.9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3272" calcext:value-type="float">
            <text:p>124.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3312" calcext:value-type="float">
            <text:p>123.2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63968" calcext:value-type="float">
            <text:p>121.6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5184" calcext:value-type="float">
            <text:p>120.7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264" calcext:value-type="float">
            <text:p>120.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2544" calcext:value-type="float">
            <text:p>118.6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1464" calcext:value-type="float">
            <text:p>113.8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0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94616" calcext:value-type="float">
            <text:p>113.8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49024" calcext:value-type="float">
            <text:p>113.3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9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9472" calcext:value-type="float">
            <text:p>111.5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9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56" calcext:value-type="float">
            <text:p>109.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9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0176" calcext:value-type="float">
            <text:p>108.8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924" calcext:value-type="float">
            <text:p>108.2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3464" calcext:value-type="float">
            <text:p>106.9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3008" calcext:value-type="float">
            <text:p>106.3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8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8568" calcext:value-type="float">
            <text:p>105.1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5104" calcext:value-type="float">
            <text:p>104.8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976" calcext:value-type="float">
            <text:p>104.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18128" calcext:value-type="float">
            <text:p>105.4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1016" calcext:value-type="float">
            <text:p>104.1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8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0264" calcext:value-type="float">
            <text:p>104.2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6976" calcext:value-type="float">
            <text:p>102.2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6752" calcext:value-type="float">
            <text:p>101.2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8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4584" calcext:value-type="float">
            <text:p>100.6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3488" calcext:value-type="float">
            <text:p>98.7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7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1824" calcext:value-type="float">
            <text:p>97.6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7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7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84" calcext:value-type="float">
            <text:p>95.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7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7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7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7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916" calcext:value-type="float">
            <text:p>92.3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7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0648" calcext:value-type="float">
            <text:p>91.2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9104" calcext:value-type="float">
            <text:p>91.1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6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1384" calcext:value-type="float">
            <text:p>90.3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6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6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6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8702</text:p>
          </table:table-cell>
          <table:table-cell office:value-type="string" calcext:value-type="string">
            <text:p>Stallwitz Lake NE Quad</text:p>
          </table:table-cell>
          <table:table-cell office:value-type="string" calcext:value-type="string">
            <text:p>196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